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192182" style:parent-style-name="Table_20_Contents">
      <style:text-properties fo:background-color="#00cc33"/>
    </style:style>
    <style:style style:family="paragraph" style:name="a6bea06" style:parent-style-name="Table_20_Contents">
      <style:text-properties fo:background-color="#00cc33"/>
    </style:style>
    <style:style style:family="paragraph" style:name="afd3d02" style:parent-style-name="Table_20_Contents">
      <style:text-properties fo:background-color="#00cc33"/>
    </style:style>
    <style:style style:family="paragraph" style:list-style-name="L1" style:name="af19a5f" style:parent-style-name="ListParagraph">
      <style:paragraph-properties/>
    </style:style>
    <style:style style:family="paragraph" style:list-style-name="L1" style:name="abac5a7" style:parent-style-name="ListParagraph">
      <style:paragraph-properties/>
    </style:style>
    <style:style style:family="paragraph" style:name="a5e0fd2" style:parent-style-name="Table_20_Contents">
      <style:text-properties fo:background-color="#00cc33"/>
    </style:style>
    <style:style style:family="paragraph" style:name="a7201cb" style:parent-style-name="Table_20_Contents">
      <style:text-properties fo:background-color="#00cc33"/>
    </style:style>
    <style:style style:family="paragraph" style:name="ab2adb3" style:parent-style-name="Table_20_Contents">
      <style:text-properties fo:background-color="#00cc33"/>
    </style:style>
    <style:style style:family="paragraph" style:name="adc2b56" style:parent-style-name="Table_20_Contents">
      <style:text-properties fo:background-color="#00cc33"/>
    </style:style>
    <style:style style:family="paragraph" style:name="a491ce9" style:parent-style-name="Table_20_Contents">
      <style:text-properties fo:background-color="#00cc33"/>
    </style:style>
    <style:style style:family="paragraph" style:name="add8d9b" style:parent-style-name="Table_20_Contents">
      <style:text-properties fo:background-color="#00cc33"/>
    </style:style>
    <style:style style:family="paragraph" style:name="abfa535" style:parent-style-name="Table_20_Contents">
      <style:text-properties fo:background-color="#00cc33"/>
    </style:style>
    <style:style style:family="paragraph" style:name="ab40f77" style:parent-style-name="Table_20_Contents">
      <style:text-properties fo:background-color="#00cc33"/>
    </style:style>
    <style:style style:family="paragraph" style:name="ab23818" style:parent-style-name="Table_20_Contents">
      <style:text-properties fo:background-color="#00cc33"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G1">
      <style:table-cell-properties fo:background-color="#00cc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G2">
      <style:table-cell-properties fo:background-color="#00cc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number-columns-repeated="8" table:style-name="Tabelle1.A"/>
        <table:table-column table:style-name="Tabelle1.I"/>
        <table:table-row>
          <table:table-cell office:value="0" office:value-type="float" table:style-name="Tabelle1.A1">
            <text:p text:style-name="Table_20_Contents">0</text:p>
          </table:table-cell>
          <table:table-cell office:value="1" office:value-type="float" table:style-name="Tabelle1.A1">
            <text:p text:style-name="Table_20_Contents">1</text:p>
          </table:table-cell>
          <table:table-cell office:value="2" office:value-type="float" table:style-name="Tabelle1.A1">
            <text:p text:style-name="Table_20_Contents">2</text:p>
          </table:table-cell>
          <table:table-cell office:value="3" office:value-type="float" table:style-name="Tabelle1.D1">
            <text:p text:style-name="Table_20_Contents">3</text:p>
          </table:table-cell>
          <table:table-cell office:value="4" office:value-type="float" table:style-name="Tabelle1.D1">
            <text:p text:style-name="Table_20_Contents">4</text:p>
          </table:table-cell>
          <table:table-cell office:value="5" office:value-type="float" table:style-name="Tabelle1.D1">
            <text:p text:style-name="Table_20_Contents">5</text:p>
          </table:table-cell>
          <table:table-cell office:value="6" office:value-type="float" table:style-name="Tabelle1.G1">
            <text:p text:style-name="P1">6</text:p>
          </table:table-cell>
          <table:table-cell office:value="7" office:value-type="float" table:style-name="Tabelle1.G1">
            <text:p text:style-name="P1">7</text:p>
          </table:table-cell>
          <table:table-cell office:value="8" office:value-type="float" table:style-name="Tabelle1.I1">
            <text:p text:style-name="P1">8</text:p>
          </table:table-cell>
        </table:table-row>
        <table:table-row>
          <table:table-cell office:value-type="string" table:style-name="Tabelle1.A2">
            <text:p text:style-name="Table_20_Contents">a</text:p>
          </table:table-cell>
          <table:table-cell office:value-type="string" table:style-name="Tabelle1.A2">
            <text:p text:style-name="Table_20_Contents">b</text:p>
          </table:table-cell>
          <table:table-cell office:value-type="string" table:style-name="Tabelle1.A2">
            <text:p text:style-name="Table_20_Contents">c</text:p>
          </table:table-cell>
          <table:table-cell office:value-type="string" table:style-name="Tabelle1.D2">
            <text:p text:style-name="Table_20_Contents">d</text:p>
          </table:table-cell>
          <table:table-cell office:value-type="string" table:style-name="Tabelle1.D2">
            <text:p text:style-name="Table_20_Contents">e</text:p>
          </table:table-cell>
          <table:table-cell office:value-type="string" table:style-name="Tabelle1.D2">
            <text:p text:style-name="Table_20_Contents">f</text:p>
          </table:table-cell>
          <table:table-cell office:value-type="string" table:style-name="Tabelle1.G2">
            <text:p text:style-name="P1">g</text:p>
          </table:table-cell>
          <table:table-cell office:value-type="string" table:style-name="Tabelle1.G2">
            <text:p text:style-name="P1">h</text:p>
          </table:table-cell>
          <table:table-cell office:value-type="string" table:style-name="Tabelle1.I2">
            <text:p text:style-name="P1">i</text:p>
          </table:table-cell>
        </table:table-row>
        <table:table-row>
          <table:table-cell table:style-name="Tabelle1.A2">
            <text:list text:continue-numbering="true" text:style-name="L1">
              <text:list-item>
                <text:p text:style-name="abac5a7">a</text:p>
              </text:list-item>
            </text:list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b23818"/>
          </table:table-cell>
          <table:table-cell table:style-name="Tabelle1.G2">
            <text:p text:style-name="ab40f77"/>
          </table:table-cell>
          <table:table-cell table:style-name="Tabelle1.I2">
            <text:p text:style-name="abfa535"/>
          </table:table-cell>
        </table:table-row>
        <table:table-row>
          <table:table-cell table:style-name="Tabelle1.A2">
            <text:list text:continue-numbering="true" text:style-name="L1">
              <text:list-item>
                <text:p text:style-name="af19a5f"/>
              </text:list-item>
            </text:list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fd3d02"/>
          </table:table-cell>
          <table:table-cell table:style-name="Tabelle1.G2">
            <text:p text:style-name="a6bea06"/>
          </table:table-cell>
          <table:table-cell table:style-name="Tabelle1.I2">
            <text:p text:style-name="a192182"/>
          </table:table-cell>
        </table:table-row>
        <table:table-row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dd8d9b"/>
          </table:table-cell>
          <table:table-cell table:style-name="Tabelle1.G2">
            <text:p text:style-name="a491ce9"/>
          </table:table-cell>
          <table:table-cell table:style-name="Tabelle1.I2">
            <text:p text:style-name="adc2b56"/>
          </table:table-cell>
        </table:table-row>
        <table:table-row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b2adb3"/>
          </table:table-cell>
          <table:table-cell table:style-name="Tabelle1.G2">
            <text:p text:style-name="a7201cb"/>
          </table:table-cell>
          <table:table-cell table:style-name="Tabelle1.I2">
            <text:p text:style-name="a5e0fd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1:22</dc:date>
    <dc:creator>Svante Schubert</dc:creator>
    <meta:editing-duration>PT0.072S</meta:editing-duration>
    <meta:editing-cycles>5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